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d902" officeooo:paragraph-rsid="0001d90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1 Plan – Stratego</text:p>
      <text:p text:style-name="P1"/>
      <text:p text:style-name="P1">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10-04T09:48:46.577000000</dc:date>
    <meta:editing-duration>PT9M30S</meta:editing-duration>
    <meta:editing-cycles>1</meta:editing-cycles>
    <meta:document-statistic meta:table-count="0" meta:image-count="0" meta:object-count="0" meta:page-count="1" meta:paragraph-count="2" meta:word-count="144" meta:character-count="725" meta:non-whitespace-character-count="581"/>
  </office:meta>
</office:document-meta>
</file>